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s <text:s/></text:span><text:s text:c="22"/><text:span text:style-name="T1">n <text:tab/>mean <text:s text:c="6"/>sd <text:tab/> <text:s/>min max </text:span></text:p>
      <text:p text:style-name="P1">gespr8.1 <text:s text:c="3"/><text:tab/> 2565 <text:tab/>3.19 <text:tab/> 0.82 <text:s text:c="4"/><text:tab/> <text:s text:c="5"/>1 <text:s text:c="2"/>4 <text:s text:c="6"/></text:p>
      <text:p text:style-name="P1">anspr8.2 <text:s text:c="3"/><text:tab/> 2558 <text:tab/>3.39<text:tab/> 0.74 <text:s text:c="11"/>1 <text:s text:c="2"/>4 <text:s text:c="4"/></text:p>
      <text:p text:style-name="P1">ofohr8.3 <text:s text:c="4"/><text:tab/> 2409 <text:tab/>3.45 <text:tab/> 0.76 <text:s text:c="11"/>1 <text:s text:c="2"/>4 <text:s text:c="4"/></text:p>
      <text:p text:style-name="P1">austs8.4 <text:s text:c="4"/><text:tab/> 2555 <text:tab/>3.46 <text:tab/> 0.71 <text:s text:c="11"/>1 <text:s text:c="2"/>4 <text:s text:c="4"/></text:p>
      <text:p text:style-name="P1">infrm8.5 <text:s text:c="4"/><text:tab/> 2559 <text:tab/>2.98<text:tab/> 0.95 <text:s text:c="11"/>1 <text:s text:c="2"/>4 <text:s text:c="4"/></text:p>
      <text:p text:style-name="P1">etwgs8.6 <text:s text:c="4"/><text:tab/> 2226 <text:tab/>3.27 <text:tab/> 0.86 <text:s text:c="11"/>1 <text:s text:c="2"/>4 <text:s text:c="4"/></text:p>
      <text:p text:style-name="P1">ptner8.7 <text:s text:c="5"/><text:tab/> 2428 <text:tab/>2.72 <text:tab/> 0.98 <text:s text:c="11"/>1 <text:s text:c="2"/>4 <text:s text:c="4"/></text:p>
      <text:p text:style-name="P1">ausef8.8 <text:s text:c="5"/><text:tab/> 2261 <text:tab/>2.74 <text:tab/>1.00 <text:s text:c="12"/>1 <text:s text:c="2"/>4 <text:s text:c="4"/></text:p>
      <text:p text:style-name="P1">auflt8.9 <text:s text:c="6"/><text:tab/> 2537 <text:tab/>3.21 <text:tab/>0.82 <text:s text:c="12"/>1 <text:s text:c="2"/>4 <text:s text:c="4"/></text:p>
      <text:p text:style-name="P1">mitw8.10 <text:s text:c="2"/><text:tab/> 2376 <text:tab/>3.18 <text:tab/>0.82 <text:s text:c="12"/>1 <text:s text:c="2"/>4 <text:s text:c="4"/></text:p>
      <text:p text:style-name="P1">eamt8.11 <text:s text:c="2"/><text:tab/> 2145 <text:tab/>3.31 <text:tab/>0.80 <text:s text:c="12"/>1 <text:s text:c="2"/>4 <text:s text:c="4"/></text:p>
      <text:p text:style-name="P1">hosp8.12 <text:s text:c="2"/><text:tab/> 1896 <text:tab/>3.09 <text:tab/>0.87 <text:s text:c="12"/>1 <text:s text:c="2"/>4 <text:s text:c="4"/></text:p>
      <text:p text:style-name="P1">pdar8.13 <text:s text:c="2"/><text:tab/> 2443 <text:tab/>3.07<text:tab/>0.84 <text:s text:c="12"/>1 <text:s text:c="2"/>4 <text:s text:c="4"/></text:p>
      <text:p text:style-name="P1">eins8.14 <text:s text:c="2"/><text:tab/> 2024 <text:tab/>2.79 <text:tab/>0.95 <text:s text:c="12"/>1 <text:s text:c="2"/>4 <text:s text:c="4"/></text:p>
      <text:p text:style-name="P1">besw8.15 <text:tab/> 2195 <text:tab/>3.26 <text:tab/>0.77 <text:s text:c="12"/>1 <text:s text:c="2"/>4 <text:s text:c="4"/></text:p>
      <text:p text:style-name="P1">ents8.16 <text:s text:c="2"/><text:tab/> 2235 <text:tab/>3.10 <text:tab/>0.91 <text:s text:c="12"/>1 <text:s text:c="2"/>4 <text:s text:c="4"/></text:p>
      <text:p text:style-name="P1">eazf8.17 <text:s text:c="2"/><text:tab/> 2279 <text:tab/>3.18 <text:tab/>0.81 <text:s text:c="12"/>1 <text:s text:c="2"/>4 <text:s text:c="4"/></text:p>
      <text:p text:style-name="P1">ifpd8.18 <text:s text:c="2"/><text:tab/> 2267 <text:tab/>3.15 <text:tab/>0.81 <text:s text:c="12"/>1 <text:s text:c="2"/>4 <text:s text:c="5"/></text:p>
      <text:p text:style-name="P1">betl8.19 <text:s text:c="2"/><text:tab/> 2239 <text:tab/>3.35 <text:tab/>0.76 <text:s text:c="12"/>1 <text:s text:c="2"/>4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yna </meta:initial-creator>
    <meta:creation-date>2014-06-18T16:29:28</meta:creation-date>
    <dc:date>2014-06-18T16:59:48</dc:date>
    <dc:creator>iryna </dc:creator>
    <meta:editing-duration>PT6M9S</meta:editing-duration>
    <meta:editing-cycles>1</meta:editing-cycles>
    <meta:document-statistic meta:table-count="0" meta:image-count="0" meta:object-count="0" meta:page-count="1" meta:paragraph-count="20" meta:word-count="120" meta:character-count="1062" meta:non-whitespace-character-count="435"/>
    <meta:generator>LibreOffice/3.5$Linux_X86_64 LibreOffice_project/350m1$Build-2</meta:generator>
  </office:meta>
</office:document-meta>
</file>